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4347in" fo:margin-left="0.4104in" table:align="left"/>
    </style:style>
    <style:style style:name="Table1.A" style:family="table-column">
      <style:table-column-properties style:column-width="0.5063in"/>
    </style:style>
    <style:style style:name="Table1.B" style:family="table-column">
      <style:table-column-properties style:column-width="1.8674in"/>
    </style:style>
    <style:style style:name="Table1.C" style:family="table-column">
      <style:table-column-properties style:column-width="2.0611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text-align="start" style:justify-single-word="false"/>
      <style:text-properties officeooo:rsid="001c3e0f" officeooo:paragraph-rsid="001c3e0f"/>
    </style:style>
    <style:style style:name="P2" style:family="paragraph" style:parent-style-name="Subtitle">
      <style:paragraph-properties fo:text-align="start" style:justify-single-word="false"/>
    </style:style>
    <style:style style:name="P3" style:family="paragraph" style:parent-style-name="Text_20_body">
      <style:paragraph-properties fo:text-align="start" style:justify-single-word="false"/>
      <style:text-properties officeooo:paragraph-rsid="001ff6d5"/>
    </style:style>
    <style:style style:name="P4" style:family="paragraph" style:parent-style-name="Heading_20_2">
      <style:paragraph-properties fo:margin-top="0in" fo:margin-bottom="0.0972in" style:contextual-spacing="false" fo:line-height="115%"/>
    </style:style>
    <style:style style:name="P5" style:family="paragraph" style:parent-style-name="Text_20_body" style:list-style-name="L1"/>
    <style:style style:name="P6" style:family="paragraph" style:parent-style-name="Text_20_body" style:list-style-name="L1">
      <style:text-properties officeooo:rsid="00375126" officeooo:paragraph-rsid="00375126"/>
    </style:style>
    <style:style style:name="P7" style:family="paragraph" style:parent-style-name="Text_20_body">
      <style:text-properties officeooo:rsid="004559c4"/>
    </style:style>
    <style:style style:name="P8" style:family="paragraph" style:parent-style-name="Heading_20_3">
      <style:text-properties officeooo:paragraph-rsid="00712f78"/>
    </style:style>
    <style:style style:name="P9" style:family="paragraph" style:parent-style-name="Text_20_body" style:list-style-name="L2">
      <style:text-properties officeooo:rsid="0052ee4d" officeooo:paragraph-rsid="0052ee4d"/>
    </style:style>
    <style:style style:name="P10" style:family="paragraph" style:parent-style-name="Text_20_body" style:list-style-name="L3">
      <style:text-properties officeooo:paragraph-rsid="007b145e"/>
    </style:style>
    <style:style style:name="P11" style:family="paragraph" style:parent-style-name="Text_20_body" style:list-style-name="L3">
      <style:text-properties officeooo:rsid="007db011" officeooo:paragraph-rsid="007db011"/>
    </style:style>
    <style:style style:name="P12" style:family="paragraph" style:parent-style-name="Text_20_body" style:list-style-name="L3">
      <style:text-properties officeooo:rsid="007e9fd1" officeooo:paragraph-rsid="007e9fd1"/>
    </style:style>
    <style:style style:name="P13" style:family="paragraph" style:parent-style-name="Text_20_body" style:list-style-name="L3">
      <style:text-properties officeooo:rsid="007efe6b" officeooo:paragraph-rsid="007efe6b"/>
    </style:style>
    <style:style style:name="P14" style:family="paragraph" style:parent-style-name="Text_20_body" style:list-style-name="L3">
      <style:text-properties officeooo:rsid="006318f2" officeooo:paragraph-rsid="007b145e"/>
    </style:style>
    <style:style style:name="P15" style:family="paragraph" style:parent-style-name="Table_20_Contents">
      <style:text-properties officeooo:rsid="00668a41" officeooo:paragraph-rsid="007b145e"/>
    </style:style>
    <style:style style:name="P16" style:family="paragraph" style:parent-style-name="Table_20_Contents">
      <style:text-properties officeooo:rsid="0064382d" officeooo:paragraph-rsid="007b145e"/>
    </style:style>
    <style:style style:name="P17" style:family="paragraph" style:parent-style-name="Table_20_Contents">
      <style:text-properties officeooo:rsid="006698e7" officeooo:paragraph-rsid="007b145e"/>
    </style:style>
    <style:style style:name="P18" style:family="paragraph" style:parent-style-name="Table_20_Contents">
      <style:text-properties officeooo:rsid="006823b3" officeooo:paragraph-rsid="007b145e"/>
    </style:style>
    <style:style style:name="P19" style:family="paragraph" style:parent-style-name="Table_20_Contents">
      <style:text-properties officeooo:rsid="00832d60" officeooo:paragraph-rsid="00832d60"/>
    </style:style>
    <style:style style:name="P20" style:family="paragraph" style:parent-style-name="Table_20_Contents">
      <style:text-properties officeooo:rsid="006a4299" officeooo:paragraph-rsid="007b145e"/>
    </style:style>
    <style:style style:name="P21" style:family="paragraph" style:parent-style-name="Table_20_Contents">
      <style:text-properties officeooo:rsid="006b7030" officeooo:paragraph-rsid="007b145e"/>
    </style:style>
    <style:style style:name="P22" style:family="paragraph" style:parent-style-name="Standard">
      <style:text-properties officeooo:rsid="006318f2" officeooo:paragraph-rsid="007b145e"/>
    </style:style>
    <style:style style:name="P23" style:family="paragraph" style:parent-style-name="Text_20_body" style:list-style-name="L3">
      <style:text-properties officeooo:rsid="0059170f" officeooo:paragraph-rsid="0074226b"/>
    </style:style>
    <style:style style:name="P24" style:family="paragraph" style:parent-style-name="Text_20_body" style:list-style-name="L3">
      <style:text-properties officeooo:rsid="0087d8b5" officeooo:paragraph-rsid="008c786b"/>
    </style:style>
    <style:style style:name="P25" style:family="paragraph" style:parent-style-name="Text_20_body" style:list-style-name="L3">
      <style:text-properties officeooo:rsid="008c786b" officeooo:paragraph-rsid="008c786b"/>
    </style:style>
    <style:style style:name="P26" style:family="paragraph" style:parent-style-name="Text_20_body" style:list-style-name="L3">
      <style:text-properties officeooo:rsid="008fd302" officeooo:paragraph-rsid="008fd302"/>
    </style:style>
    <style:style style:name="P27" style:family="paragraph" style:parent-style-name="Text_20_body" style:list-style-name="L3">
      <style:text-properties officeooo:paragraph-rsid="0074226b"/>
    </style:style>
    <style:style style:name="P28" style:family="paragraph" style:parent-style-name="Text_20_body" style:list-style-name="L3">
      <style:text-properties officeooo:rsid="00a725ad" officeooo:paragraph-rsid="00a725ad"/>
    </style:style>
    <style:style style:name="P29" style:family="paragraph" style:parent-style-name="Text_20_body">
      <style:text-properties officeooo:rsid="004c9087" officeooo:paragraph-rsid="004c9087"/>
    </style:style>
    <style:style style:name="P30" style:family="paragraph" style:parent-style-name="Text_20_body" style:list-style-name="L4">
      <style:text-properties officeooo:rsid="00ba2983" officeooo:paragraph-rsid="00ba2983"/>
    </style:style>
    <style:style style:name="P31" style:family="paragraph" style:parent-style-name="Text_20_body">
      <style:text-properties officeooo:rsid="00ba2983" officeooo:paragraph-rsid="00ba2983"/>
    </style:style>
    <style:style style:name="P32" style:family="paragraph" style:parent-style-name="Text_20_body">
      <style:text-properties officeooo:rsid="004c9087" officeooo:paragraph-rsid="00bdb754"/>
    </style:style>
    <style:style style:name="T1" style:family="text">
      <style:text-properties officeooo:rsid="001c3e0f"/>
    </style:style>
    <style:style style:name="T2" style:family="text">
      <style:text-properties fo:font-weight="normal" officeooo:rsid="001ff6d5" style:font-weight-asian="normal" style:font-weight-complex="normal"/>
    </style:style>
    <style:style style:name="T3" style:family="text">
      <style:text-properties officeooo:rsid="00226681"/>
    </style:style>
    <style:style style:name="T4" style:family="text">
      <style:text-properties officeooo:rsid="0028bddc"/>
    </style:style>
    <style:style style:name="T5" style:family="text">
      <style:text-properties officeooo:rsid="00345244"/>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3dbc0a" style:font-weight-asian="normal" style:font-weight-complex="normal"/>
    </style:style>
    <style:style style:name="T9" style:family="text">
      <style:text-properties fo:font-weight="normal" officeooo:rsid="003b1076" style:font-weight-asian="normal" style:font-weight-complex="normal"/>
    </style:style>
    <style:style style:name="T10" style:family="text">
      <style:text-properties officeooo:rsid="006fc2fe"/>
    </style:style>
    <style:style style:name="T11" style:family="text">
      <style:text-properties officeooo:rsid="00b01220"/>
    </style:style>
    <style:style style:name="T12" style:family="text">
      <style:text-properties fo:font-weight="bold" officeooo:rsid="00b01220" style:font-weight-asian="bold" style:font-weight-complex="bold"/>
    </style:style>
    <style:style style:name="T13" style:family="text">
      <style:text-properties fo:font-weight="bold" officeooo:rsid="0074226b" style:font-weight-asian="bold" style:font-weight-complex="bold"/>
    </style:style>
    <style:style style:name="T14" style:family="text">
      <style:text-properties officeooo:rsid="0074226b"/>
    </style:style>
    <style:style style:name="T15" style:family="text">
      <style:text-properties officeooo:rsid="0052ee4d"/>
    </style:style>
    <style:style style:name="T16" style:family="text">
      <style:text-properties officeooo:rsid="00542fa3"/>
    </style:style>
    <style:style style:name="T17" style:family="text">
      <style:text-properties officeooo:rsid="00550008"/>
    </style:style>
    <style:style style:name="T18" style:family="text">
      <style:text-properties officeooo:rsid="007e9fd1"/>
    </style:style>
    <style:style style:name="T19" style:family="text">
      <style:text-properties officeooo:rsid="0080e6f1"/>
    </style:style>
    <style:style style:name="T20" style:family="text">
      <style:text-properties officeooo:rsid="0084af40"/>
    </style:style>
    <style:style style:name="T21" style:family="text">
      <style:text-properties officeooo:rsid="0066326e"/>
    </style:style>
    <style:style style:name="T22" style:family="text">
      <style:text-properties fo:font-weight="bold" officeooo:rsid="00ae966d" style:font-weight-asian="bold" style:font-weight-complex="bold"/>
    </style:style>
    <style:style style:name="T23" style:family="text">
      <style:text-properties fo:font-weight="bold" officeooo:rsid="00b2292b" style:font-weight-asian="bold" style:font-weight-complex="bold"/>
    </style:style>
    <style:style style:name="T24" style:family="text">
      <style:text-properties officeooo:rsid="00ae966d"/>
    </style:style>
    <style:style style:name="T25" style:family="text">
      <style:text-properties officeooo:rsid="00885e9e"/>
    </style:style>
    <style:style style:name="T26" style:family="text">
      <style:text-properties officeooo:rsid="008a2a0c"/>
    </style:style>
    <style:style style:name="T27" style:family="text">
      <style:text-properties fo:font-weight="bold" officeooo:rsid="00af96e9" style:font-weight-asian="bold" style:font-weight-complex="bold"/>
    </style:style>
    <style:style style:name="T28" style:family="text">
      <style:text-properties officeooo:rsid="00af96e9"/>
    </style:style>
    <style:style style:name="T29" style:family="text">
      <style:text-properties officeooo:rsid="005b1cbe"/>
    </style:style>
    <style:style style:name="T30" style:family="text">
      <style:text-properties officeooo:rsid="005c7593"/>
    </style:style>
    <style:style style:name="T31" style:family="text">
      <style:text-properties officeooo:rsid="0098b66a"/>
    </style:style>
    <style:style style:name="T32" style:family="text">
      <style:text-properties officeooo:rsid="009970a5"/>
    </style:style>
    <style:style style:name="T33" style:family="text">
      <style:text-properties fo:font-weight="bold" officeooo:rsid="00b0379f" style:font-weight-asian="bold" style:font-weight-complex="bold"/>
    </style:style>
    <style:style style:name="T34" style:family="text">
      <style:text-properties officeooo:rsid="00b0379f"/>
    </style:style>
    <style:style style:name="T35" style:family="text">
      <style:text-properties officeooo:rsid="004d8bc4"/>
    </style:style>
    <style:style style:name="T36" style:family="text">
      <style:text-properties officeooo:rsid="00b46f86"/>
    </style:style>
    <style:style style:name="T37" style:family="text">
      <style:text-properties officeooo:rsid="00bb00a3"/>
    </style:style>
    <style:style style:name="T38" style:family="text">
      <style:text-properties officeooo:rsid="00bdb754"/>
    </style:style>
    <style:style style:name="T39" style:family="text">
      <style:text-properties officeooo:rsid="00bf4ca4"/>
    </style:style>
    <style:style style:name="T40" style:family="text">
      <style:text-properties officeooo:rsid="00c821a0"/>
    </style:style>
    <style:style style:name="T41" style:family="text">
      <style:text-properties officeooo:rsid="00ca312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ancial Accounting Software</text:p>
      <text:p text:style-name="P2">Project Requirement <text:span text:style-name="T1">Documentation</text:span></text:p>
      <text:p text:style-name="P3"><text:span text:style-name="Strong_20_Emphasis">Document Version:</text:span> 1.0 </text:p>
      <text:p text:style-name="P3"><text:span text:style-name="Strong_20_Emphasis">Date:</text:span> June 30, 2025 </text:p>
      <text:p text:style-name="P3"><text:span text:style-name="Strong_20_Emphasis">Author: </text:span><text:span text:style-name="Strong_20_Emphasis"><text:span text:style-name="T2">Thein Than Hlan</text:span></text:span></text:p>
      <text:p text:style-name="Text_20_body"/>
      <text:h text:style-name="Heading_20_1" text:outline-level="1">1. Introduction</text:h>
      <text:h text:style-name="Heading_20_3" text:outline-level="3">1.1 Purpose of this Document</text:h>
      <text:p text:style-name="Text_20_body">This document outlines the functional and non-functional requirements for the <text:span text:style-name="T3">Accounting software</text:span>. It serves as a comprehensive guide for development, testing, and future enhancements, ensuring that the final product meets the defined objectives and user needs.</text:p>
      <text:p text:style-name="Text_20_body"/>
      <text:p text:style-name="Text_20_body"/>
      <text:p text:style-name="Text_20_body"/>
      <text:h text:style-name="Heading_20_2" text:outline-level="2"><text:span text:style-name="T4">1.2</text:span> Scope</text:h>
      <text:p text:style-name="Text_20_body">The scope of this project is to develop a cross-platform Accounting Software that allows accountants and small business owners to manage financial records, process transactions, maintain ledgers, and generate fundamental financial reports for multiple clients or businesses. The application will be accessible on web, desktop, and mobile devices. Future iterations may include advanced tax reporting, payroll integration, and deeper analytics, but these are out of scope for the initial release.</text:p>
      <text:p text:style-name="Text_20_body"/>
      <text:p text:style-name="Text_20_body"/>
      <text:h text:style-name="P4" text:outline-level="2"><text:soft-page-break/></text:h>
      <text:h text:style-name="P4" text:outline-level="2"/>
      <text:h text:style-name="P4" text:outline-level="2"/>
      <text:h text:style-name="Heading_20_1" text:outline-level="1">2. Project Overview</text:h>
      <text:h text:style-name="Heading_20_2" text:outline-level="2">2.1 Project Goal</text:h>
      <text:p text:style-name="Text_20_body">The primary goal of this project is to develop a robust and intuitive cross-platform application that enables accountants and small businesses to efficiently manage their financial records. This includes streamlining transaction recording, maintaining accurate ledgers, and providing essential financial reporting capabilities to support compliance and informed decision-making. The application aims to demonstrate proficiency in modern cross-platform development practices, complex data management, and business logic implementation.</text:p>
      <text:p text:style-name="Text_20_body"/>
      <text:h text:style-name="Heading_20_2" text:outline-level="2">2.2 Core Functionality</text:h>
      <text:list text:style-name="L1">
        <text:list-item>
          <text:p text:style-name="P5"><text:span text:style-name="Strong_20_Emphasis">Chart of Accounts:</text:span> Define and manage a comprehensive chart of accounts.<text:span text:style-name="T5">Import the existing chart of account from excel.</text:span> (assets, liabilities, equity, revenue, expenses).</text:p>
        </text:list-item>
        <text:list-item>
          <text:p text:style-name="P5"><text:span text:style-name="Strong_20_Emphasis">Journal Entries:</text:span> Record financial transactions using double-entry accounting principles (debits and credits).</text:p>
        </text:list-item>
        <text:list-item>
          <text:p text:style-name="P5"><text:span text:style-name="Strong_20_Emphasis">Ledger Management:</text:span> Automatically update general ledger and sub-ledgers based on journal entries.</text:p>
        </text:list-item>
        <text:list-item>
          <text:p text:style-name="P5"><text:span text:style-name="Strong_20_Emphasis">Basic Financial Reporting:</text:span> Generate fundamental financial statements such as Trial Balance, Income Statement (Profit &amp; Loss), and Balance Sheet.</text:p>
        </text:list-item>
        <text:list-item>
          <text:p text:style-name="P6"><text:span text:style-name="T6">Data import and export: </text:span><text:span text:style-name="T7">Export and </text:span><text:span text:style-name="T8">I</text:span><text:span text:style-name="T7">mport </text:span><text:span text:style-name="T9">data </text:span><text:span text:style-name="T7">to csv format.</text:span></text:p>
        </text:list-item>
      </text:list>
      <text:p text:style-name="Text_20_body"/>
      <text:p text:style-name="Text_20_body"/>
      <text:p text:style-name="Text_20_body"/>
      <text:p text:style-name="Text_20_body"/>
      <text:h text:style-name="Heading_20_2" text:outline-level="2"><text:soft-page-break/></text:h>
      <text:h text:style-name="Heading_20_2" text:outline-level="2">2.3 Target Users</text:h>
      <text:p text:style-name="Text_20_body">This application is designed for professional accountants managing multiple clients, as well as small business owners who require a structured system to manage their internal financial records.</text:p>
      <text:p text:style-name="P7"/>
      <text:h text:style-name="P8" text:outline-level="1">3. Functional Requirements <text:span text:style-name="T10">(</text:span><text:span text:style-name="T11">FR</text:span><text:span text:style-name="T10">)</text:span></text:h>
      <text:list text:style-name="L2">
        <text:list-header>
          <text:p text:style-name="P9"/>
        </text:list-header>
      </text:list>
      <text:list text:style-name="L3">
        <text:list-item>
          <text:p text:style-name="P10"><text:span text:style-name="T12">FR</text:span><text:span text:style-name="T13">-001</text:span><text:span text:style-name="T14"> </text:span><text:span text:style-name="T15">Create </text:span><text:span text:style-name="T16">Read Write Delete</text:span><text:span text:style-name="T15"> chart of accoun</text:span><text:span text:style-name="T17">ts. </text:span></text:p>
          <text:list>
            <text:list-item>
              <text:p text:style-name="P11">Import <text:span text:style-name="T18">custom chart of account from csv file.</text:span></text:p>
            </text:list-item>
            <text:list-item>
              <text:p text:style-name="P12">Predefined chart of account.</text:p>
            </text:list-item>
            <text:list-item>
              <text:p text:style-name="P13">Hide or show chart of account </text:p>
            </text:list-item>
            <text:list-item>
              <text:p text:style-name="P13">Edit chart of account.</text:p>
            </text:list-item>
            <text:list-item>
              <text:p text:style-name="P14">The csv file for chart of account <text:span text:style-name="T19">must</text:span> have following columns.</text:p>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5"><text:span text:style-name="T20">c</text:span>ode</text:p>
          </table:table-cell>
          <table:table-cell table:style-name="Table1.A1" office:value-type="string">
            <text:p text:style-name="P16">account_name</text:p>
          </table:table-cell>
          <table:table-cell table:style-name="Table1.C1" office:value-type="string">
            <text:p text:style-name="P16">debit_or_credit_increase<text:span text:style-name="T21">s</text:span></text:p>
          </table:table-cell>
        </table:table-row>
        <table:table-row>
          <table:table-cell table:style-name="Table1.A2" office:value-type="string">
            <text:p text:style-name="P17">1</text:p>
          </table:table-cell>
          <table:table-cell table:style-name="Table1.A2" office:value-type="string">
            <text:p text:style-name="P17">Assets</text:p>
          </table:table-cell>
          <table:table-cell table:style-name="Table1.C2" office:value-type="string">
            <text:p text:style-name="P18">dr</text:p>
          </table:table-cell>
        </table:table-row>
        <table:table-row>
          <table:table-cell table:style-name="Table1.A2" office:value-type="string">
            <text:p text:style-name="P19">1.1</text:p>
          </table:table-cell>
          <table:table-cell table:style-name="Table1.A2" office:value-type="string">
            <text:p text:style-name="P17">Cash And Financial Assets </text:p>
          </table:table-cell>
          <table:table-cell table:style-name="Table1.C2" office:value-type="string">
            <text:p text:style-name="P19">dr</text:p>
          </table:table-cell>
        </table:table-row>
        <table:table-row>
          <table:table-cell table:style-name="Table1.A2" office:value-type="string">
            <text:p text:style-name="P20">2</text:p>
          </table:table-cell>
          <table:table-cell table:style-name="Table1.A2" office:value-type="string">
            <text:p text:style-name="P20">Equity</text:p>
          </table:table-cell>
          <table:table-cell table:style-name="Table1.C2" office:value-type="string">
            <text:p text:style-name="P21">cr</text:p>
          </table:table-cell>
        </table:table-row>
      </table:table>
      <text:p text:style-name="P22"><text:tab/></text:p>
      <text:p text:style-name="P22"><text:tab/></text:p>
      <text:p text:style-name="P22"><text:tab/></text:p>
      <text:list text:continue-numbering="true" text:style-name="L3">
        <text:list-item>
          <text:p text:style-name="P23"><text:span text:style-name="T22">F</text:span><text:span text:style-name="T23">R</text:span><text:span text:style-name="T22">-002:</text:span><text:span text:style-name="T24"> </text:span>Add journal entry </text:p>
          <text:list>
            <text:list-item>
              <text:p text:style-name="P24">create a transaction</text:p>
            </text:list-item>
            <text:list-item>
              <text:p text:style-name="P24"><text:span text:style-name="T25">record journal entr</text:span><text:span text:style-name="T26">ies</text:span></text:p>
              <text:list>
                <text:list-item>
                  <text:p text:style-name="P25">choose account</text:p>
                  <text:list>
                    <text:list-item>
                      <text:p text:style-name="P26">find with account name</text:p>
                    </text:list-item>
                    <text:list-item>
                      <text:p text:style-name="P26">find with code</text:p>
                    </text:list-item>
                  </text:list>
                </text:list-item>
                <text:list-item>
                  <text:p text:style-name="P25">choose dr or cr</text:p>
                </text:list-item>
                <text:list-item>
                  <text:p text:style-name="P25">add amount</text:p>
                </text:list-item>
              </text:list>
            </text:list-item>
          </text:list>
        </text:list-item>
        <text:list-item>
          <text:p text:style-name="P27"><text:span text:style-name="T27">FR-003:</text:span><text:span text:style-name="T28"> </text:span><text:span text:style-name="T29">Show general ledger </text:span><text:span text:style-name="T30">with specified depth </text:span><text:span text:style-name="T31">for </text:span><text:span text:style-name="T32">specific account</text:span></text:p>
        </text:list-item>
        <text:list-item>
          <text:p text:style-name="P28"><text:span text:style-name="T33">FR-004:</text:span><text:span text:style-name="T34"> </text:span>Balance Sheet </text:p>
          <text:p text:style-name="P28"/>
        </text:list-item>
      </text:list>
      <text:h text:style-name="Heading_20_2" text:outline-level="2"><text:soft-page-break/>4. Non Functional Requirement<text:span text:style-name="T35">s</text:span><text:span text:style-name="T36">(NFR)</text:span></text:h>
      <text:p text:style-name="P29">These describe qualities and constraints of the system.</text:p>
      <text:list text:style-name="L4">
        <text:list-item>
          <text:p text:style-name="P30">NFR-001: Compatibility</text:p>
          <text:list>
            <text:list-item>
              <text:p text:style-name="P30">This application will be compatible with following devices.</text:p>
              <text:list>
                <text:list-item>
                  <text:p text:style-name="P30">Linux</text:p>
                </text:list-item>
                <text:list-item>
                  <text:p text:style-name="P30">Android</text:p>
                </text:list-item>
                <text:list-item>
                  <text:p text:style-name="P30">Window<text:span text:style-name="T37">s</text:span></text:p>
                </text:list-item>
              </text:list>
            </text:list-item>
          </text:list>
        </text:list-item>
      </text:list>
      <text:p text:style-name="P31"/>
      <text:p text:style-name="P31"/>
      <text:h text:style-name="Heading_20_2" text:outline-level="2"><text:span text:style-name="T38">5</text:span>. <text:span text:style-name="T39">Use Cases</text:span></text:h>
      <text:p text:style-name="P32">This section illustrates how users will interact with the system to achieve specific goals.</text:p>
      <text:h text:style-name="Heading_20_3" text:outline-level="3">5.1 Use Case: <text:span text:style-name="T40">Add journal entry</text:span></text:h>
      <text:p text:style-name="Text_20_body"/>
      <text:h text:style-name="Heading_20_2" text:outline-level="2"><text:span text:style-name="T41">6. </text:span>Future Considerations (Out of Scope for Initial Release)</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30T04:57:46.979745838</meta:creation-date>
    <dc:date>2025-07-02T02:16:13.885180894</dc:date>
    <meta:editing-duration>PT14H36M14S</meta:editing-duration>
    <meta:editing-cycles>143</meta:editing-cycles>
    <meta:generator>LibreOffice/25.2.4.3$Linux_X86_64 LibreOffice_project/520$Build-3</meta:generator>
    <meta:document-statistic meta:table-count="1" meta:image-count="0" meta:object-count="0" meta:page-count="4" meta:paragraph-count="65" meta:word-count="495" meta:character-count="3320" meta:non-whitespace-character-count="2903"/>
  </office:meta>
</office:document-meta>
</file>